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503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/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Como</text:p>
            <text:p text:style-name="P1">Quero</text:p>
            <text:p text:style-name="P1">Para</text:p>
            <text:p text:style-name="P1"/>
            <text:p text:style-name="P1">Regras de negócio: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8T10:58:32.734000000</dc:date>
    <meta:editing-duration>PT8M59S</meta:editing-duration>
    <meta:editing-cycles>2</meta:editing-cycles>
    <meta:generator>LibreOffice/7.5.3.2$Windows_X86_64 LibreOffice_project/9f56dff12ba03b9acd7730a5a481eea045e468f3</meta:generator>
    <meta:document-statistic meta:table-count="4" meta:image-count="0" meta:object-count="0" meta:page-count="1" meta:paragraph-count="23" meta:word-count="29" meta:character-count="208" meta:non-whitespace-character-count="202"/>
  </office:meta>
</office:document-meta>
</file>